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wValue</text:p>
          </table:table-cell>
          <table:table-cell office:value-type="string" calcext:value-type="string">
            <text:p>wIndex</text:p>
          </table:table-cell>
          <table:table-cell office:value-type="string" calcext:value-type="string">
            <text:p>wLength</text:p>
          </table:table-cell>
          <table:table-cell office:value-type="string" calcext:value-type="string">
            <text:p>Data Fragment (min)</text:p>
          </table:table-cell>
          <table:table-cell office:value-type="string" calcext:value-type="string">
            <text:p>Data Fragment (max)</text:p>
          </table:table-cell>
        </table:table-row>
        <table:table-row table:style-name="ro1">
          <table:table-cell office:value-type="string" calcext:value-type="string">
            <text:p>MIC1_48V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2_48V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3_48V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4_48V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1_GAI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2_GAI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3_GAIN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4_GAIN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12_VOLUME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table:style-name="ce2"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34_VOLUME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1_MIC1_VOLUME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1_VOLUME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1_VOLUM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1_VOLUME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2_VOLUME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2_VOLUME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2_VOLUME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2_VOLUME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3_VOLUME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3_VOLUME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3_VOLUME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3_VOLUME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MIC4_VOLUME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MIC4_VOLUME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MIC4_VOLUME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MIC4_VOLUME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_DAW1_VOLUME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1_VOLUME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1_VOLUME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4_DAW1_VOLUME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1_DAW2_VOLUME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2_DAW2_VOLUME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3_DAW2_VOLUME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4_DAW2_VOLUME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1_DAW3_VOLUME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3_VOLUME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3_VOLUME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4_DAW3_VOLUME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d</text:p>
          </table:table-cell>
        </table:table-row>
        <table:table-row table:style-name="ro1">
          <table:table-cell office:value-type="string" calcext:value-type="string">
            <text:p>OUT1_DAW4_VOLUME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2_DAW4_VOLUME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3_DAW4_VOLUME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e</text:p>
          </table:table-cell>
        </table:table-row>
        <table:table-row table:style-name="ro1">
          <table:table-cell office:value-type="string" calcext:value-type="string">
            <text:p>OUT4_DAW4_VOLUME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e</text:p>
          </table:table-cell>
        </table:table-row>
        <table:table-row table:style-name="ro1">
          <table:table-cell office:value-type="string" calcext:value-type="string">
            <text:p>OUT1_LB1_VOLUME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2_LB1_VOLUME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3_LB1_VOLUME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c</text:p>
          </table:table-cell>
        </table:table-row>
        <table:table-row table:style-name="ro1">
          <table:table-cell office:value-type="string" calcext:value-type="string">
            <text:p>OUT4_LB1_VOLUME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c</text:p>
          </table:table-cell>
        </table:table-row>
        <table:table-row table:style-name="ro1">
          <table:table-cell office:value-type="string" calcext:value-type="string">
            <text:p>OUT1_LB2_VOLUME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2_LB2_VOLUME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3_LB2_VOLUME</text:p>
          </table:table-cell>
          <table:table-cell office:value-type="string" calcext:value-type="string">
            <text:p>0126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4_LB2_VOLUME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ummary.A1:Summary.F5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6:49:46.111097772</meta:creation-date>
    <meta:generator>LibreOffice/6.0.7.3$Linux_X86_64 LibreOffice_project/00m0$Build-3</meta:generator>
    <dc:date>2021-05-08T17:47:20.699228285</dc:date>
    <meta:editing-duration>PT56M30S</meta:editing-duration>
    <meta:editing-cycles>125</meta:editing-cycles>
    <meta:document-statistic meta:table-count="1" meta:cell-count="306" meta:object-count="0"/>
  </office:meta>
</office:document-meta>
</file>